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style>
    <style:style style:name="P3" style:family="paragraph" style:parent-style-name="Text_20_body" style:list-style-name="L1">
      <style:paragraph-properties fo:margin-top="0cm" fo:margin-bottom="0cm"/>
    </style:style>
    <style:style style:name="P4" style:family="paragraph" style:parent-style-name="Text_20_body" style:list-style-name="L1">
      <style:paragraph-properties fo:margin-top="0cm" fo:margin-bottom="0cm"/>
    </style:style>
    <style:style style:name="T1" style:family="text">
      <style:text-properties style:text-underline-style="solid" style:text-underline-width="auto" style:text-underline-color="font-color"/>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is-list-header="true">Merge Sort</text:h>
      <text:p text:style-name="Text_20_body"><text:span text:style-name="Strong_20_Emphasis">MergeSort</text:span> is a well-known comparison sorting algorithm invented by John von Neumann in 1945. It guarantees stability and is a good example of the divide-and-conquer programming paradigm.</text:p>
      <text:list text:style-name="L1">
        <text:list-item>
          <text:p text:style-name="P2">good performance </text:p>
        </text:list-item>
        <text:list-item>
          <text:p text:style-name="P2"><text:span text:style-name="T1">stable</text:span> (does not change the relative order of elements with equal keys) </text:p>
        </text:list-item>
        <text:list-item>
          <text:p text:style-name="P2"><text:span text:style-name="T1">in-place</text:span> possible (requires no extra storage space) </text:p>
        </text:list-item>
        <text:list-item>
          <text:p text:style-name="P1"><text:span text:style-name="T1">online</text:span> possible (can sort lists as it receives it) </text:p>
        </text:list-item>
      </text:list>
      <text:p text:style-name="Text_20_body">Idea</text:p>
      <text:p text:style-name="Text_20_body">The algorithm consists of two major parts, the division of the given list to be sorted into several smaller sublists, and the sort and merge of the smaller sublists back into a sorted result list. The division is fairly easy because the sublists is divided into two sublists of about half the size. This is repeated until sublists are small enough to be sorted efficiently (in most cases sublists of one or two elements). In the merge step two sublists are reunited and sorted at the same time. Like in a zipping process the smallest element of the two sublists is always added into the reunited list first, ensuring that after merging the resulting list is sorted. A image at <text:a xlink:type="simple" xlink:href="http://en.wikipedia.org/wiki/Image:Merge_sort_algorithm_diagram.jpg" office:target-frame-name="_blank" xlink:show="new">wikipedia</text:a> may show this process visually.</text:p>
      <text:p text:style-name="Text_20_body">In most cases MergeSort is implemented recursively with a top-down approach but by using a bottom-up approach a iterative version can be constructed similarly. In this case the list is merged from the end to the beginning with sublists of 1, 2 and 4 and so forth until the list is completely sorted.</text:p>
      <text:p text:style-name="Text_20_body">MergeSort is usually not in-place but several tricky in-place implementations exists. If working on a linked list instead of an array the sort almost becomes in-place automactically. This algorithm can also be used for online sorting when new pieces of data are sorted by any sorting algorithm and merged into the sorted list so far. However, if the already sorted list is comparatively larger than the received piece this step is expensive in time and space and a better approach would be to use <text:a xlink:type="simple" xlink:href="http://www.wanginator.de/studium/applets/insertionsort_en.html">InsertionSort</text:a> instead or to store the elements into a binary search tree and using <text:a xlink:type="simple" xlink:href="http://www.wanginator.de/studium/applets/binarytreesort_en.html">Binary Tree Sort</text:a>.</text:p>
      <text:p text:style-name="Standard"/>
      <text:p text:style-name="Text_20_body">Analysis</text:p>
      <text:p text:style-name="Text_20_body">The best, average and worst case performance of MergeSort is equivalent to <text:span text:style-name="Variable">O(n log n)</text:span>. If the running time for a list of length <text:span text:style-name="Variable">n</text:span> is <text:span text:style-name="Variable">T(n)</text:span>, then we need twice the time for a list of half length <text:span text:style-name="Variable">(2T(n/2))</text:span> and the time to copy the elements from a to b and back <text:span text:style-name="Variable">(2n)</text:span>. Thus the recurrence is <text:span text:style-name="Variable">T(n) = 2T(n/2) + 2n</text:span> and <text:span text:style-name="Variable">T(1) = 0</text:span> which results in <text:span text:style-name="Variable">T(n) ∈ O(n log n)</text:span> using the master theorem. MergeSort needs <text:span text:style-name="Variable">O(n)</text:span> extra space to store the list when not implemented in-plac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499cm"/>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Arial Unicode MS" style:font-size-asian="24pt" style:font-weight-asian="bold" style:font-name-complex="Tahoma"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ariable" style:family="text">
      <style:text-properties fo:font-style="italic" style:font-style-asian="italic" style:font-style-complex="italic"/>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date>2008-01-24T17:25:56</dc:date>
    <meta:editing-cycles>1</meta:editing-cycles>
    <meta:editing-duration>PT14S</meta:editing-duration>
    <meta:user-defined meta:name="Info 1"/>
    <meta:user-defined meta:name="Info 2"/>
    <meta:user-defined meta:name="Info 3"/>
    <meta:user-defined meta:name="Info 4"/>
    <meta:document-statistic meta:table-count="0" meta:image-count="0" meta:object-count="0" meta:page-count="1" meta:paragraph-count="12" meta:word-count="450" meta:character-count="2476"/>
  </office:meta>
</office:document-meta>
</file>